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6.9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mplement ti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Tile heights and ramp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pathfinding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Game loop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game 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off-by-one in turn counter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basic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amera control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game manager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Program UI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ghlight selected/targeted programs on board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just alpha of stealthed progra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w player proposed movement path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ix cleanup on movement paths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ize AI sight range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Hacking status panel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sual feedback for hacked object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control scheme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Enemy Program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player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basic enemy program typ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AI behaviour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 dunge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o tutorial text prom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roc-gen dungeon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enemi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security nod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obstac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nerate collectible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Firewal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collectible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Vaul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 office:value-type="string" calcext:value-type="string">
            <text:p>-these are just firewalls on collectables</text:p>
          </table:table-cell>
        </table:table-row>
        <table:table-row table:style-name="ro1">
          <table:table-cell office:value-type="string" calcext:value-type="string">
            <text:p>Implement Terminal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tutorial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Implement Program keyword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nsor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it and run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mored</text:p>
          </table:table-cell>
          <table:table-cell/>
          <table:table-cell office:value-type="string" calcext:value-type="string">
            <text:p>to test</text:p>
          </table:table-cell>
          <table:table-cell/>
        </table:table-row>
        <table:table-row table:style-name="ro1">
          <table:table-cell office:value-type="string" calcext:value-type="string">
            <text:p>Implement ports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Implement security hub</text:p>
          </table:table-cell>
          <table:table-cell table:number-columns-repeated="2"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Create inter-mission scenes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skt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ewsfeed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di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stomize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player progression</text:p>
          </table:table-cell>
          <table:table-cell table:number-columns-repeated="2"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nemy assignment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pha enemy types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string" calcext:value-type="string">
            <text:p>Juice for Alpha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ttack/hack animation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plore animation</text:p>
          </table:table-cell>
          <table:table-cell/>
          <table:table-cell office:value-type="string" calcext:value-type="string">
            <text:p>in prog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ound effect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g music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an up UI layout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Alpha Polish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x camera config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 logic to level generator to avoid overlapping rooms</text:p>
          </table:table-cell>
          <table:table-cell/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 terminal camera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lpha release</text:p>
          </table:table-cell>
        </table:table-row>
        <table:table-row table:style-name="ro1">
          <table:table-cell office:value-type="string" calcext:value-type="string">
            <text:p>Implement scanner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Implement upgrad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esign corp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eta Release</text:p>
          </table:table-cell>
        </table:table-row>
        <table:table-row table:style-name="ro1">
          <table:table-cell office:value-type="string" calcext:value-type="string">
            <text:p>unit models/sprite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ct Wendy thru Michael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Dungeon backgrounds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Sound design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act Nina Richards</text:p>
          </table:table-cell>
          <table:table-cell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Game writing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  <table:table-row table:style-name="ro1">
          <table:table-cell office:value-type="string" calcext:value-type="string">
            <text:p>Production Release</text:p>
          </table:table-cell>
          <table:table-cell table:number-columns-repeated="2"/>
          <table:table-cell office:value-type="string" calcext:value-type="string">
            <text:p>TODO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00-00-00</text:date>, <text:time style:data-style-name="N2" text:time-value="12:08:43.3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3.2$Windows_X86_64 LibreOffice_project/aecc05fe267cc68dde00352a451aa867b3b546ac</meta:generator>
    <dc:date>2020-02-28T12:09:56.019000000</dc:date>
    <meta:editing-duration>P6DT16H33M30S</meta:editing-duration>
    <meta:editing-cycles>43</meta:editing-cycles>
    <meta:document-statistic meta:table-count="1" meta:cell-count="151" meta:object-count="0"/>
  </office:meta>
</office:document-meta>
</file>